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2484in"/>
    </style:style>
    <style:style style:name="co5" style:family="table-column">
      <style:table-column-properties fo:break-before="auto" style:column-width="1.32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A look at the progression for odd n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geom mean</text:p>
          </table:table-cell>
          <table:table-cell office:value-type="string">
            <text:p>spread</text:p>
          </table:table-cell>
          <table:table-cell office:value-type="string">
            <text:p>spread’</text:p>
          </table:table-cell>
          <table:table-cell office:value-type="string">
            <text:p>geom mean’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13">
            <text:p>913</text:p>
          </table:table-cell>
          <table:table-cell office:value-type="float" office:value="993">
            <text:p>993</text:p>
          </table:table-cell>
          <table:table-cell table:style-name="ce1" table:formula="of:=SQRT([.D11]*[.E11])" office:value-type="float" office:value="952.160175600723">
            <text:p>952.16</text:p>
          </table:table-cell>
          <table:table-cell table:style-name="ce2" table:formula="of:=ABS([.D11]-[.E11])" office:value-type="float" office:value="80">
            <text:p>80.00000</text:p>
          </table:table-cell>
          <table:table-cell table:style-name="ce2" table:formula="of:=[.G11]/POWER(10;[.C11]*(1/6))" office:value-type="float" office:value="25.298221281347">
            <text:p>25.29822</text:p>
          </table:table-cell>
          <table:table-cell table:formula="of:=LOG(1-([.F11]/POWER(10;[.C11])))/([.C11]/2)" office:value-type="float" office:value="-0.880140282091205">
            <text:p>-0.88014028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99681">
            <text:p>99681</text:p>
          </table:table-cell>
          <table:table-cell office:value-type="float" office:value="99979">
            <text:p>99979</text:p>
          </table:table-cell>
          <table:table-cell table:style-name="ce1" table:formula="of:=SQRT([.D12]*[.E12])" office:value-type="float" office:value="99829.8888059082">
            <text:p>99829.89</text:p>
          </table:table-cell>
          <table:table-cell table:style-name="ce2" table:formula="of:=ABS([.D12]-[.E12])" office:value-type="float" office:value="298">
            <text:p>298.00000</text:p>
          </table:table-cell>
          <table:table-cell table:style-name="ce2" table:formula="of:=[.G12]/POWER(10;[.C12]*(1/6))" office:value-type="float" office:value="43.7404181751377">
            <text:p>43.74042</text:p>
          </table:table-cell>
          <table:table-cell table:formula="of:=LOG(1-([.F12]/POWER(10;[.C12])))/([.C12]/2)" office:value-type="float" office:value="-1.10770684275644">
            <text:p>-1.10770684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9997647">
            <text:p>9997647</text:p>
          </table:table-cell>
          <table:table-cell office:value-type="float" office:value="9998017">
            <text:p>9998017</text:p>
          </table:table-cell>
          <table:table-cell table:style-name="ce1" table:formula="of:=SQRT([.D13]*[.E13])" office:value-type="float" office:value="9997831.99828838">
            <text:p>9997832.00</text:p>
          </table:table-cell>
          <table:table-cell table:style-name="ce2" table:formula="of:=ABS([.D13]-[.E13])" office:value-type="float" office:value="370">
            <text:p>370.00000</text:p>
          </table:table-cell>
          <table:table-cell table:style-name="ce2" table:formula="of:=[.G13]/POWER(10;[.C13]*(1/6))" office:value-type="float" office:value="25.2078065551446">
            <text:p>25.20781</text:p>
          </table:table-cell>
          <table:table-cell table:formula="of:=LOG(1-([.F13]/POWER(10;[.C13])))/([.C13]/2)" office:value-type="float" office:value="-1.04684010836031">
            <text:p>-1.0468401084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 Douglas</meta:initial-creator>
    <meta:creation-date>2013-09-23T11:36:17</meta:creation-date>
    <dc:date>2013-09-23T12:15:48</dc:date>
    <dc:creator>Bert Douglas</dc:creator>
    <meta:editing-duration>PT28M33S</meta:editing-duration>
    <meta:editing-cycles>3</meta:editing-cycles>
    <meta:generator>LibreOffice/3.5$Linux_X86_64 LibreOffice_project/350m1$Build-2</meta:generator>
    <meta:document-statistic meta:table-count="3" meta:cell-count="29" meta:object-count="0"/>
  </office:meta>
</office:document-meta>
</file>